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6.992cm"/>
    </style:style>
    <style:style style:name="Tableau1.B" style:family="table-column">
      <style:table-column-properties style:column-width="2.073cm"/>
    </style:style>
    <style:style style:name="Tableau1.C" style:family="table-column">
      <style:table-column-properties style:column-width="3.441cm"/>
    </style:style>
    <style:style style:name="Tableau1.D" style:family="table-column">
      <style:table-column-properties style:column-width="3.898cm"/>
    </style:style>
    <style:style style:name="Tableau1.E" style:family="table-column">
      <style:table-column-properties style:column-width="0.157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27cm" fo:keep-together="auto"/>
    </style:style>
    <style:style style:name="Tableau1.A6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276f1a" officeooo:paragraph-rsid="00276f1a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576453" officeooo:paragraph-rsid="00576453" style:font-size-asian="12pt" style:font-name-complex="Arial" style:font-size-complex="12pt"/>
    </style:style>
    <style:style style:name="P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rsid="0069fa83" officeooo:paragraph-rsid="0069fa83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6ff51b" officeooo:paragraph-rsid="006ff51b" style:font-size-asian="12pt" style:font-name-complex="Arial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72c54f" officeooo:paragraph-rsid="0072c54f" style:font-size-asian="12pt" style:font-name-complex="Ari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75e237" officeooo:paragraph-rsid="0075e237" style:font-size-asian="12pt" style:font-name-complex="Arial" style:font-size-complex="12pt"/>
    </style:style>
    <style:style style:name="P15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paragraph-rsid="0034df90" style:font-size-asian="12pt" style:font-size-complex="12pt"/>
    </style:style>
    <style:style style:name="P1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ff51b" officeooo:paragraph-rsid="006ff51b" style:font-size-asian="12pt" style:font-size-complex="12pt"/>
    </style:style>
    <style:style style:name="P1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1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bold" officeooo:rsid="006ecf46" officeooo:paragraph-rsid="006ecf4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officeooo:paragraph-rsid="005444c8"/>
    </style:style>
    <style:style style:name="P21" style:family="paragraph" style:parent-style-name="Standard">
      <style:paragraph-properties fo:margin-left="0cm" fo:margin-right="-0.81cm" fo:margin-top="0cm" fo:margin-bottom="0cm" style:contextual-spacing="false" fo:text-align="center" style:justify-single-word="false" fo:text-indent="0cm" style:auto-text-indent="false"/>
      <style:text-properties officeooo:paragraph-rsid="0026717b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6e25c1" style:font-size-asian="12pt" style:font-size-complex="12pt"/>
    </style:style>
    <style:style style:name="P2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normal" officeooo:rsid="006ecf46" officeooo:paragraph-rsid="006ecf46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text-properties style:font-name="Liberation Serif" fo:font-size="12pt" fo:font-style="normal" officeooo:rsid="0032f1ff" officeooo:paragraph-rsid="0026717b" style:font-size-asian="12pt" style:font-style-asian="normal" style:font-size-complex="12pt" style:font-style-complex="normal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Liberation Serif" fo:font-size="12pt" officeooo:paragraph-rsid="006e25c1" style:font-size-asian="12pt" style:font-size-complex="12pt"/>
    </style:style>
    <style:style style:name="T1" style:family="text">
      <style:text-properties fo:color="#ffffff" loext:opacity="100%" style:font-name="Liberation Serif" fo:font-size="12pt" fo:font-weight="bold" style:font-size-asian="12pt" style:font-weight-asian="bold" style:font-name-complex="Arial" style:font-size-complex="12pt"/>
    </style:style>
    <style:style style:name="T2" style:family="text">
      <style:text-properties fo:color="#ffffff" loext:opacity="100%" style:font-name="Liberation Serif" fo:font-size="12pt" fo:font-weight="bold" officeooo:rsid="007e95f5" style:font-size-asian="12pt" style:font-weight-asian="bold" style:font-name-complex="Arial" style:font-size-complex="12pt"/>
    </style:style>
    <style:style style:name="T3" style:family="text">
      <style:text-properties fo:color="#ffffff" loext:opacity="100%" style:font-name="Liberation Serif" fo:font-size="12pt" fo:font-weight="bold" officeooo:rsid="005441ab" style:font-size-asian="12pt" style:font-weight-asian="bold" style:font-name-complex="Arial" style:font-size-complex="12pt"/>
    </style:style>
    <style:style style:name="T4" style:family="text">
      <style:text-properties fo:color="#ffffff" loext:opacity="100%" style:font-name="Liberation Serif" fo:font-size="12pt" fo:font-weight="bold" officeooo:rsid="005fd863" style:font-size-asian="12pt" style:font-weight-asian="bold" style:font-name-complex="Arial" style:font-size-complex="12pt"/>
    </style:style>
    <style:style style:name="T5" style:family="text">
      <style:text-properties officeooo:rsid="002fecf8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766451" style:font-style-asian="italic" style:font-style-complex="italic"/>
    </style:style>
    <style:style style:name="T8" style:family="text">
      <style:text-properties fo:font-style="italic" officeooo:rsid="00782368" style:font-style-asian="italic" style:font-style-complex="italic"/>
    </style:style>
    <style:style style:name="T9" style:family="text">
      <style:text-properties fo:font-weight="bold" officeooo:rsid="00681d7e" style:font-weight-asian="bold" style:font-name-complex="Arial" style:font-weight-complex="bold"/>
    </style:style>
    <style:style style:name="T10" style:family="text">
      <style:text-properties fo:font-weight="bold" officeooo:rsid="0034df90" style:font-weight-asian="bold" style:font-name-complex="Ari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2" style:family="text">
      <style:text-properties fo:font-style="normal" style:text-underline-style="none" fo:font-weight="normal" officeooo:rsid="005ac567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style="normal" style:text-underline-style="none" fo:font-weight="normal" officeooo:rsid="007185e5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style:font-name="Liberation Serif" fo:font-size="12pt" fo:font-weight="bold" officeooo:rsid="006e40cf" style:font-size-asian="12pt" style:font-weight-asian="bold" style:font-name-complex="Arial" style:font-size-complex="12pt" style:font-weight-complex="bold"/>
    </style:style>
    <style:style style:name="T16" style:family="text">
      <style:text-properties style:font-name="Liberation Serif" fo:font-size="12pt" fo:font-weight="bold" officeooo:rsid="005444c8" style:font-size-asian="12pt" style:font-weight-asian="bold" style:font-name-complex="Arial" style:font-size-complex="12pt" style:font-weight-complex="bold"/>
    </style:style>
    <style:style style:name="T17" style:family="text">
      <style:text-properties style:font-name="Liberation Serif" fo:font-size="12pt" fo:font-weight="bold" officeooo:rsid="004edd93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Liberation Serif" fo:font-size="12pt" fo:font-weight="bold" officeooo:rsid="00806c6d" style:font-size-asian="12pt" style:font-weight-asian="bold" style:font-name-complex="Arial" style:font-size-complex="12pt" style:font-weight-complex="bold"/>
    </style:style>
    <style:style style:name="T19" style:family="text">
      <style:text-properties officeooo:rsid="007cd4b9"/>
    </style:style>
    <style:style style:name="T20" style:family="text">
      <style:text-properties officeooo:rsid="00806c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">La dernière fois :</text:span><text:span text:style-name="T6">’’’Nous avons corrigé les fiches d'entraînements en électricité qui étaient à faire pour les vacances.Nous avons ensuite commencé le chapitre 2 : La Composition de l'air Les attendus du chapitre ont été distribués et rangés dans le porte-vues. Nous avons commencé l'activité 1 : L'air que l'on respire, que nous conclurons la prochaine fois. ’’’</text:span></text:p>
      <text:p text:style-name="P22"><text:span text:style-name="T8">il fallait : </text:span><text:span text:style-name="T6">ranger son porte vue à l'aide du document portevues.pdf </text:span><text:span text:style-name="T7">+</text:span><text:span text:style-name="T6">bien réviser pour l'évaluation.</text:span></text:p>
      <text:p text:style-name="P20"><text:span text:style-name="T18">Mardi 16</text:span><text:span text:style-name="T15"> </text:span><text:span text:style-name="T16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1"><text:span text:style-name="T1">Séance </text:span><text:span text:style-name="T2">9</text:span><text:span text:style-name="T3"> </text:span><text:span text:style-name="T4">4ème</text:span><text:span text:style-name="T1">: </text:span><text:span text:style-name="T14">Fiche de préparation</text:span><text:span text:style-name="T17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9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7">Temps</text:p>
          </table:table-cell>
          <table:table-cell table:style-name="Tableau1.C1" office:value-type="string">
            <text:p text:style-name="P8"/>
          </table:table-cell>
        </table:table-row>
        <table:table-row table:style-name="Tableau1.3">
          <table:table-cell table:style-name="Tableau1.C1" office:value-type="string">
            <text:p text:style-name="P15"><text:span text:style-name="T9">A</text:span><text:span text:style-name="T10">ppel</text:span></text:p>
          </table:table-cell>
          <table:table-cell table:style-name="Tableau1.C1" table:number-columns-spanned="2" office:value-type="string">
            <text:p text:style-name="P11"/>
          </table:table-cell>
          <table:covered-table-cell/>
          <table:table-cell table:style-name="Tableau1.C1" office:value-type="string">
            <text:p text:style-name="P4">5min</text:p>
          </table:table-cell>
          <table:table-cell table:style-name="Tableau1.C1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8">évaluation</text:p>
          </table:table-cell>
          <table:table-cell table:style-name="Tableau1.A4" table:number-columns-spanned="2" office:value-type="string">
            <text:p text:style-name="P14">évaluation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3">Ramasser porte-vues</text:p>
          </table:table-cell>
          <table:table-cell table:style-name="Tableau1.A4" table:number-columns-spanned="2" office:value-type="string">
            <text:p text:style-name="P11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17">Continuer <text:span text:style-name="T19">et </text:span>finir act1</text:p>
          </table:table-cell>
          <table:table-cell table:style-name="Tableau1.A4" table:number-columns-spanned="2" office:value-type="string">
            <text:p text:style-name="P10">Act1</text:p>
            <text:p text:style-name="P10">act1 annoté</text:p>
            <text:p text:style-name="P12">trace de cours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6" office:value-type="string">
            <text:p text:style-name="P16"><text:span text:style-name="T12">C</text:span><text:span text:style-name="T11">ommencer </text:span><text:span text:style-name="T13">activité 2</text:span></text:p>
          </table:table-cell>
          <table:table-cell table:style-name="Tableau1.A4" table:number-columns-spanned="2" office:value-type="string">
            <text:p text:style-name="P13">Act2</text:p>
            <text:p text:style-name="P13">act2 annoté</text:p>
            <text:p text:style-name="P13">trace de cours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17T11:31:32.054486266</dc:date>
    <meta:editing-duration>PT3H53M17S</meta:editing-duration>
    <meta:editing-cycles>95</meta:editing-cycles>
    <dc:creator>J Cercy</dc:creator>
    <meta:document-statistic meta:table-count="1" meta:image-count="0" meta:object-count="0" meta:page-count="1" meta:paragraph-count="22" meta:word-count="114" meta:character-count="702" meta:non-whitespace-character-count="608"/>
  </office:meta>
</office:document-meta>
</file>